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nslookup</text:span></text:p>
      <text:p text:style-name="P1"><text:span text:style-name="T1">Sk</text:span><text:span text:style-name="T2">ładnia:</text:span></text:p>
      <text:p text:style-name="P2"><draw:frame text:anchor-type="as-char" svg:width="129.65mm" svg:height="8.20mm" style:rel-width="scale" style:rel-height="scale"><draw:object-ole xlink:href="OleObj1"/><draw:image xlink:href="ObjectReplacements/OleObj1"/></draw:frame><text:span text:style-name="T2"/></text:p>
      <text:p text:style-name="P2"><text:span text:style-name="T2">Polecenia:</text:span></text:p>
      <text:p text:style-name="P2"><draw:frame text:anchor-type="as-char" svg:width="28.84mm" svg:height="163.78mm" style:rel-width="scale" style:rel-height="scale"><draw:object-ole xlink:href="OleObj2"/><draw:image xlink:href="ObjectReplacements/OleObj2"/></draw:frame><text:span text:style-name="T2"/></text:p>
      <text:p text:style-name="P2"><text:span text:style-name="T2"/></text:p>
      <text:p text:style-name="P2"><text:span text:style-name="T2"/></text:p>
      <text:p text:style-name="P2"><draw:frame text:anchor-type="as-char" svg:width="90.49mm" svg:height="69.85mm" style:rel-width="scale" style:rel-height="scale"><draw:object-ole xlink:href="OleObj3"/><draw:image xlink:href="ObjectReplacements/OleObj3"/></draw:frame><text:span text:style-name="T2"/></text:p>
      <text:p text:style-name="P2"><draw:frame text:anchor-type="as-char" svg:width="101.60mm" svg:height="59.80mm" style:rel-width="scale" style:rel-height="scale"><draw:object-ole xlink:href="OleObj4"/><draw:image xlink:href="ObjectReplacements/OleObj4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>Netstat</text:span></text:p>
      <text:p text:style-name="P2"><draw:frame text:anchor-type="as-char" svg:width="146.58mm" svg:height="88.90mm" style:rel-width="scale" style:rel-height="scale"><draw:object-ole xlink:href="OleObj5"/><draw:image xlink:href="ObjectReplacements/OleObj5"/></draw:frame><text:span text:style-name="T2"/></text:p>
      <text:p text:style-name="P2"><text:span text:style-name="T2">netstat - a</text:span></text:p>
      <text:p text:style-name="P2"><draw:frame text:anchor-type="as-char" svg:width="146.58mm" svg:height="260.09mm" style:rel-width="scale" style:rel-height="scale"><draw:object-ole xlink:href="OleObj6"/><draw:image xlink:href="ObjectReplacements/OleObj6"/></draw:frame><text:span text:style-name="T2"/></text:p>
      <text:p text:style-name="P2"><text:span text:style-name="T2">netstat -e</text:span></text:p>
      <text:p text:style-name="P2"><draw:frame text:anchor-type="as-char" svg:width="113.77mm" svg:height="49.48mm" style:rel-width="scale" style:rel-height="scale"><draw:object-ole xlink:href="OleObj7"/><draw:image xlink:href="ObjectReplacements/OleObj7"/></draw:frame><text:span text:style-name="T2"/></text:p>
      <text:p text:style-name="P2"><text:span text:style-name="T2">netstat -n</text:span></text:p>
      <text:p text:style-name="P2"><draw:frame text:anchor-type="as-char" svg:width="143.40mm" svg:height="71.17mm" style:rel-width="scale" style:rel-height="scale"><draw:object-ole xlink:href="OleObj8"/><draw:image xlink:href="ObjectReplacements/OleObj8"/></draw:frame><text:span text:style-name="T2"/></text:p>
      <text:p text:style-name="P2"><text:span text:style-name="T2">netstat -s</text:span></text:p>
      <text:p text:style-name="P2"><draw:frame text:anchor-type="as-char" svg:width="97.37mm" svg:height="260.61mm" style:rel-width="scale" style:rel-height="scale"><draw:object-ole xlink:href="OleObj9"/><draw:image xlink:href="ObjectReplacements/OleObj9"/></draw:frame><text:span text:style-name="T2"/></text:p>
      <text:p text:style-name="P2"><text:span text:style-name="T2">netstat -r</text:span></text:p>
      <text:p text:style-name="P2"><draw:frame text:anchor-type="as-char" svg:width="146.58mm" svg:height="240.77mm" style:rel-width="scale" style:rel-height="scale"><draw:object-ole xlink:href="OleObj10"/><draw:image xlink:href="ObjectReplacements/OleObj10"/></draw:frame><text:span text:style-name="T2"/></text:p>
      <text:p text:style-name="P2"><text:span text:style-name="T2">-a<text:s/></text:span><text:span text:style-name="T3">– s</text:span><text:span text:style-name="T4">łuży do wyświetlania wszystkich aktywnych połączeń protokołu TCP, a także port</text:span><text:span text:style-name="T5">ów protoko</text:span><text:span text:style-name="T6">łu TCP i UDP, na kt</text:span><text:span text:style-name="T7">órych komputer nas</text:span><text:span text:style-name="T8">łuchuje.</text:span></text:p>
      <text:p text:style-name="P2"><text:span text:style-name="T8">-b<text:s/></text:span><text:span text:style-name="T9">– (Windows XP z SP2) s</text:span><text:span text:style-name="T10">łuży do wyświetlania wszystkich aktywnych połączeń protokołu TCP, a także nazw program</text:span><text:span text:style-name="T11">ów u</text:span><text:span text:style-name="T12">żywających port</text:span><text:span text:style-name="T13">ów protoko</text:span><text:span text:style-name="T14">łu TCP i UDP, na kt</text:span><text:span text:style-name="T15">órych komputer nas</text:span><text:span text:style-name="T16">łuchuje.</text:span></text:p>
      <text:p text:style-name="P2"><text:span text:style-name="T16">-e<text:s/></text:span><text:span text:style-name="T17">– wy</text:span><text:span text:style-name="T18">świetla statystykę sieci Ethernet, czyli liczbę wysłanych oraz odebranych bajt</text:span><text:span text:style-name="T19">ów i pakietów. Mo</text:span><text:span text:style-name="T20">żna go łączyć z parametrem -s.</text:span></text:p>
      <text:p text:style-name="P2"><text:span text:style-name="T20">-f<text:s/></text:span><text:span text:style-name="T21">– wy</text:span><text:span text:style-name="T22">świetla w pełni kwalifikowane nazwy domen (FQDN).</text:span></text:p>
      <text:p text:style-name="P2"><text:span text:style-name="T22">-n<text:s/></text:span><text:span text:style-name="T23">– s</text:span><text:span text:style-name="T24">łuży do wyświetlania aktywnych połączeń protokołu TCP. Adresy i numery port</text:span><text:span text:style-name="T25">ów s</text:span><text:span text:style-name="T26">ą wyrażane numerycznie i nie zostaną zmienione na nazwy.</text:span></text:p>
      <text:p text:style-name="P2"><text:span text:style-name="T26">-o<text:s/></text:span><text:span text:style-name="T27">– s</text:span><text:span text:style-name="T28">łuży do wyświetlania aktywnych połączeń protokołu TCP, a także dołącza identyfikatory proces</text:span><text:span text:style-name="T29">ów (PID) poszczególnych po</text:span><text:span text:style-name="T30">łączeń, dzięki czemu można sprawdzić informacje o właścicielach port</text:span><text:span text:style-name="T31">ów dla ka</text:span><text:span text:style-name="T32">żdego połączenia. Może być łączony z parametrami -a,-n i -p.</text:span></text:p>
      <text:p text:style-name="P2"><text:span text:style-name="T32">-p protok</text:span><text:span text:style-name="T33">ó</text:span><text:span text:style-name="T34">ł<text:s/></text:span><text:span text:style-name="T35">– ukazuje po</text:span><text:span text:style-name="T36">łączenia protokołu. W tym przypadku parametr protok</text:span><text:span text:style-name="T37">ó</text:span><text:span text:style-name="T38">ł może przyjmować wartości: udp, tcpv6, tcp lub udpv6. Gdy parametr -p zostanie użyty jednocześnie z parametrem -s, aby wyświetlić statystyki poszczeg</text:span><text:span text:style-name="T39">ólnych protoko</text:span><text:span text:style-name="T40">ł</text:span><text:span text:style-name="T41">ów, parametr ten mo</text:span><text:span text:style-name="T42">że przyjąć wartości: tcp, udp, icmp, udpv6, ip, tcpv6, icmpv6 lub ipv6.</text:span></text:p>
      <text:p text:style-name="P2"><text:span text:style-name="T42">-r<text:s/></text:span><text:span text:style-name="T43">– s</text:span><text:span text:style-name="T44">łuży do wyświetlania zawartości tabeli trasowania protokołu IP. Parametr jest odpowiednikiem polecenia route print.</text:span></text:p>
      <text:p text:style-name="P2"><text:span text:style-name="T44">-s<text:s/></text:span><text:span text:style-name="T45">– s</text:span><text:span text:style-name="T46">łuży do wyświetlania oddzielnych statystyk dla poszczeg</text:span><text:span text:style-name="T47">ólnych protoko</text:span><text:span text:style-name="T48">ł</text:span><text:span text:style-name="T49">ów.</text:span></text:p>
      <text:p text:style-name="P2"><text:span text:style-name="T49">-t<text:s/></text:span><text:span text:style-name="T50">– wy</text:span><text:span text:style-name="T51">świetla bieżący stan obciążenia połączenia.</text:span><text:span text:style-name="T52"/></text:p>
      <text:p text:style-name="P2"><text:span text:style-name="T52"/></text:p>
      <text:p text:style-name="P2"><text:span text:style-name="T52"/></text:p>
      <text:p text:style-name="P2"><text:span text:style-name="T52"/></text:p>
      <text:p text:style-name="P2"><text:span text:style-name="T52"/></text:p>
      <text:p text:style-name="P2"><text:span text:style-name="T52"/></text:p>
      <text:p text:style-name="P2"><text:span text:style-name="T52"/></text:p>
      <text:p text:style-name="P3"><text:span text:style-name="T5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